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left"/>
    </style:style>
    <style:style style:name="Tabella1.A" style:family="table-column">
      <style:table-column-properties style:column-width="6.823cm"/>
    </style:style>
    <style:style style:name="Tabella1.B" style:family="table-column">
      <style:table-column-properties style:column-width="10.178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fo:font-size="20pt" officeooo:rsid="00091b5a" officeooo:paragraph-rsid="00091b5a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JQUERY EVENTS</text:p>
      <text:p text:style-name="Standard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Heading">Method / Property</text:p>
          </table:table-cell>
          <table:table-cell table:style-name="Tabella1.A1" office:value-type="string">
            <text:p text:style-name="Table_20_Heading">Description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bind.asp" text:style-name="Internet_20_link" text:visited-style-name="Visited_20_Internet_20_Link">bind()</text:a></text:p>
          </table:table-cell>
          <table:table-cell table:style-name="Tabella1.A1" office:value-type="string">
            <text:p text:style-name="Table_20_Contents">Deprecated in version 3.0. Use the <text:a xlink:type="simple" xlink:href="https://www.w3schools.com/jquery/event_on.asp" text:style-name="Internet_20_link" text:visited-style-name="Visited_20_Internet_20_Link">on()</text:a> method instead. Attaches event handlers to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blur.asp" text:style-name="Internet_20_link" text:visited-style-name="Visited_20_Internet_20_Link">blur()</text:a></text:p>
          </table:table-cell>
          <table:table-cell table:style-name="Tabella1.A1" office:value-type="string">
            <text:p text:style-name="Table_20_Contents">Attaches/Triggers the blur ev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change.asp" text:style-name="Internet_20_link" text:visited-style-name="Visited_20_Internet_20_Link">change()</text:a></text:p>
          </table:table-cell>
          <table:table-cell table:style-name="Tabella1.A1" office:value-type="string">
            <text:p text:style-name="Table_20_Contents">Attaches/Triggers the change ev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click.asp" text:style-name="Internet_20_link" text:visited-style-name="Visited_20_Internet_20_Link">click()</text:a></text:p>
          </table:table-cell>
          <table:table-cell table:style-name="Tabella1.A1" office:value-type="string">
            <text:p text:style-name="Table_20_Contents">Attaches/Triggers the click ev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dblclick.asp" text:style-name="Internet_20_link" text:visited-style-name="Visited_20_Internet_20_Link">dblclick()</text:a></text:p>
          </table:table-cell>
          <table:table-cell table:style-name="Tabella1.A1" office:value-type="string">
            <text:p text:style-name="Table_20_Contents">Attaches/Triggers the double click ev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delegate.asp" text:style-name="Internet_20_link" text:visited-style-name="Visited_20_Internet_20_Link">delegate()</text:a></text:p>
          </table:table-cell>
          <table:table-cell table:style-name="Tabella1.A1" office:value-type="string">
            <text:p text:style-name="Table_20_Contents">Deprecated in version 3.0. Use the <text:a xlink:type="simple" xlink:href="https://www.w3schools.com/jquery/event_on.asp" text:style-name="Internet_20_link" text:visited-style-name="Visited_20_Internet_20_Link">on()</text:a> method instead. Attaches a handler to current, or future, specified child elements of the matching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die.asp" text:style-name="Internet_20_link" text:visited-style-name="Visited_20_Internet_20_Link">die()</text:a></text:p>
          </table:table-cell>
          <table:table-cell table:style-name="Tabella1.A1" office:value-type="string">
            <text:p text:style-name="Table_20_Contents">Removed in version 1.9. Removes all event handlers added with the live() method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error.asp" text:style-name="Internet_20_link" text:visited-style-name="Visited_20_Internet_20_Link">error()</text:a></text:p>
          </table:table-cell>
          <table:table-cell table:style-name="Tabella1.A1" office:value-type="string">
            <text:p text:style-name="Table_20_Contents">Removed in version 3.0. Attaches/Triggers the error ev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currenttarget.asp" text:style-name="Internet_20_link" text:visited-style-name="Visited_20_Internet_20_Link">event.currentTarget</text:a></text:p>
          </table:table-cell>
          <table:table-cell table:style-name="Tabella1.A1" office:value-type="string">
            <text:p text:style-name="Table_20_Contents">The current DOM element within the event bubbling phase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data.asp" text:style-name="Internet_20_link" text:visited-style-name="Visited_20_Internet_20_Link">event.data</text:a></text:p>
          </table:table-cell>
          <table:table-cell table:style-name="Tabella1.A1" office:value-type="string">
            <text:p text:style-name="Table_20_Contents">Contains the optional data passed to an event method when the current executing handler is bound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delegatetarget.asp" text:style-name="Internet_20_link" text:visited-style-name="Visited_20_Internet_20_Link">event.delegateTarget</text:a></text:p>
          </table:table-cell>
          <table:table-cell table:style-name="Tabella1.A1" office:value-type="string">
            <text:p text:style-name="Table_20_Contents">Returns the element where the currently-called jQuery event handler was attached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isdefaultprevented.asp" text:style-name="Internet_20_link" text:visited-style-name="Visited_20_Internet_20_Link">event.isDefaultPrevented()</text:a></text:p>
          </table:table-cell>
          <table:table-cell table:style-name="Tabella1.A1" office:value-type="string">
            <text:p text:style-name="Table_20_Contents">Returns whether event.preventDefault() was called for the event objec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isimmediatepropagationstopped.asp" text:style-name="Internet_20_link" text:visited-style-name="Visited_20_Internet_20_Link">event.isImmediatePropagationStopped()</text:a></text:p>
          </table:table-cell>
          <table:table-cell table:style-name="Tabella1.A1" office:value-type="string">
            <text:p text:style-name="Table_20_Contents">Returns whether event.stopImmediatePropagation() was called for the event objec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ispropagationstopped.asp" text:style-name="Internet_20_link" text:visited-style-name="Visited_20_Internet_20_Link">event.isPropagationStopped()</text:a></text:p>
          </table:table-cell>
          <table:table-cell table:style-name="Tabella1.A1" office:value-type="string">
            <text:p text:style-name="Table_20_Contents">Returns whether event.stopPropagation() was called for the event objec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namespace.asp" text:style-name="Internet_20_link" text:visited-style-name="Visited_20_Internet_20_Link">event.namespace</text:a></text:p>
          </table:table-cell>
          <table:table-cell table:style-name="Tabella1.A1" office:value-type="string">
            <text:p text:style-name="Table_20_Contents">Returns the namespace specified when the event was triggered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pagex.asp" text:style-name="Internet_20_link" text:visited-style-name="Visited_20_Internet_20_Link">event.pageX</text:a></text:p>
          </table:table-cell>
          <table:table-cell table:style-name="Tabella1.A1" office:value-type="string">
            <text:p text:style-name="Table_20_Contents">Returns the mouse position relative to the left edge of the docum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pagey.asp" text:style-name="Internet_20_link" text:visited-style-name="Visited_20_Internet_20_Link">event.pageY</text:a></text:p>
          </table:table-cell>
          <table:table-cell table:style-name="Tabella1.A1" office:value-type="string">
            <text:p text:style-name="Table_20_Contents">Returns the mouse position relative to the top edge of the docum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preventdefault.asp" text:style-name="Internet_20_link" text:visited-style-name="Visited_20_Internet_20_Link">event.preventDefault()</text:a></text:p>
          </table:table-cell>
          <table:table-cell table:style-name="Tabella1.A1" office:value-type="string">
            <text:p text:style-name="Table_20_Contents">Prevents the default action of the ev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relatedtarget.asp" text:style-name="Internet_20_link" text:visited-style-name="Visited_20_Internet_20_Link">event.relatedTarget</text:a></text:p>
          </table:table-cell>
          <table:table-cell table:style-name="Tabella1.A1" office:value-type="string">
            <text:p text:style-name="Table_20_Contents">Returns which element being entered or exited on mouse movem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result.asp" text:style-name="Internet_20_link" text:visited-style-name="Visited_20_Internet_20_Link">event.result</text:a></text:p>
          </table:table-cell>
          <table:table-cell table:style-name="Tabella1.A1" office:value-type="string">
            <text:p text:style-name="Table_20_Contents">Contains the last/previous value returned by an event handler triggered by the specified ev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stopimmediatepropagation.asp" text:style-name="Internet_20_link" text:visited-style-name="Visited_20_Internet_20_Link">event.stopImmediatePropagation()</text:a></text:p>
          </table:table-cell>
          <table:table-cell table:style-name="Tabella1.A1" office:value-type="string">
            <text:p text:style-name="Table_20_Contents">Prevents other event handlers from being called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stoppropagation.asp" text:style-name="Internet_20_link" text:visited-style-name="Visited_20_Internet_20_Link">event.stopPropagation()</text:a></text:p>
          </table:table-cell>
          <table:table-cell table:style-name="Tabella1.A1" office:value-type="string">
            <text:p text:style-name="Table_20_Contents">Prevents the event from bubbling up the DOM tree, preventing any parent handlers from being notified of the ev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target.asp" text:style-name="Internet_20_link" text:visited-style-name="Visited_20_Internet_20_Link">event.target</text:a></text:p>
          </table:table-cell>
          <table:table-cell table:style-name="Tabella1.A1" office:value-type="string">
            <text:p text:style-name="Table_20_Contents">Returns which DOM element triggered the ev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timestamp.asp" text:style-name="Internet_20_link" text:visited-style-name="Visited_20_Internet_20_Link">event.timeStamp</text:a></text:p>
          </table:table-cell>
          <table:table-cell table:style-name="Tabella1.A1" office:value-type="string">
            <text:p text:style-name="Table_20_Contents">Returns the number of milliseconds since January 1, 1970, when the event is triggered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type.asp" text:style-name="Internet_20_link" text:visited-style-name="Visited_20_Internet_20_Link">event.type</text:a></text:p>
          </table:table-cell>
          <table:table-cell table:style-name="Tabella1.A1" office:value-type="string">
            <text:p text:style-name="Table_20_Contents">Returns which event type was triggered</text:p>
          </table:table-cell>
        </table:table-row>
        <text:soft-page-break/>
        <table:table-row>
          <table:table-cell table:style-name="Tabella1.A1" office:value-type="string">
            <text:p text:style-name="Table_20_Contents"><text:a xlink:type="simple" xlink:href="https://www.w3schools.com/jquery/event_which.asp" text:style-name="Internet_20_link" text:visited-style-name="Visited_20_Internet_20_Link">event.which</text:a></text:p>
          </table:table-cell>
          <table:table-cell table:style-name="Tabella1.A1" office:value-type="string">
            <text:p text:style-name="Table_20_Contents">Returns which keyboard key or mouse button was pressed for the ev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focus.asp" text:style-name="Internet_20_link" text:visited-style-name="Visited_20_Internet_20_Link">focus()</text:a></text:p>
          </table:table-cell>
          <table:table-cell table:style-name="Tabella1.A1" office:value-type="string">
            <text:p text:style-name="Table_20_Contents">Attaches/Triggers the focus ev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focusin.asp" text:style-name="Internet_20_link" text:visited-style-name="Visited_20_Internet_20_Link">focusin()</text:a></text:p>
          </table:table-cell>
          <table:table-cell table:style-name="Tabella1.A1" office:value-type="string">
            <text:p text:style-name="Table_20_Contents">Attaches an event handler to the focusin ev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focusout.asp" text:style-name="Internet_20_link" text:visited-style-name="Visited_20_Internet_20_Link">focusout()</text:a></text:p>
          </table:table-cell>
          <table:table-cell table:style-name="Tabella1.A1" office:value-type="string">
            <text:p text:style-name="Table_20_Contents">Attaches an event handler to the focusout ev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hover.asp" text:style-name="Internet_20_link" text:visited-style-name="Visited_20_Internet_20_Link">hover()</text:a></text:p>
          </table:table-cell>
          <table:table-cell table:style-name="Tabella1.A1" office:value-type="string">
            <text:p text:style-name="Table_20_Contents">Attaches two event handlers to the hover ev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keydown.asp" text:style-name="Internet_20_link" text:visited-style-name="Visited_20_Internet_20_Link">keydown()</text:a></text:p>
          </table:table-cell>
          <table:table-cell table:style-name="Tabella1.A1" office:value-type="string">
            <text:p text:style-name="Table_20_Contents">Attaches/Triggers the keydown ev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keypress.asp" text:style-name="Internet_20_link" text:visited-style-name="Visited_20_Internet_20_Link">keypress()</text:a></text:p>
          </table:table-cell>
          <table:table-cell table:style-name="Tabella1.A1" office:value-type="string">
            <text:p text:style-name="Table_20_Contents">Attaches/Triggers the keypress ev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keyup.asp" text:style-name="Internet_20_link" text:visited-style-name="Visited_20_Internet_20_Link">keyup()</text:a></text:p>
          </table:table-cell>
          <table:table-cell table:style-name="Tabella1.A1" office:value-type="string">
            <text:p text:style-name="Table_20_Contents">Attaches/Triggers the keyup ev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live.asp" text:style-name="Internet_20_link" text:visited-style-name="Visited_20_Internet_20_Link">live()</text:a></text:p>
          </table:table-cell>
          <table:table-cell table:style-name="Tabella1.A1" office:value-type="string">
            <text:p text:style-name="Table_20_Contents">Removed in version 1.9. Adds one or more event handlers to current, or future,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load.asp" text:style-name="Internet_20_link" text:visited-style-name="Visited_20_Internet_20_Link">load()</text:a></text:p>
          </table:table-cell>
          <table:table-cell table:style-name="Tabella1.A1" office:value-type="string">
            <text:p text:style-name="Table_20_Contents">Removed in version 3.0. Attaches an event handler to the load ev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mousedown.asp" text:style-name="Internet_20_link" text:visited-style-name="Visited_20_Internet_20_Link">mousedown()</text:a></text:p>
          </table:table-cell>
          <table:table-cell table:style-name="Tabella1.A1" office:value-type="string">
            <text:p text:style-name="Table_20_Contents">Attaches/Triggers the mousedown ev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mouseenter.asp" text:style-name="Internet_20_link" text:visited-style-name="Visited_20_Internet_20_Link">mouseenter()</text:a></text:p>
          </table:table-cell>
          <table:table-cell table:style-name="Tabella1.A1" office:value-type="string">
            <text:p text:style-name="Table_20_Contents">Attaches/Triggers the mouseenter ev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mouseleave.asp" text:style-name="Internet_20_link" text:visited-style-name="Visited_20_Internet_20_Link">mouseleave()</text:a></text:p>
          </table:table-cell>
          <table:table-cell table:style-name="Tabella1.A1" office:value-type="string">
            <text:p text:style-name="Table_20_Contents">Attaches/Triggers the mouseleave ev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mousemove.asp" text:style-name="Internet_20_link" text:visited-style-name="Visited_20_Internet_20_Link">mousemove()</text:a></text:p>
          </table:table-cell>
          <table:table-cell table:style-name="Tabella1.A1" office:value-type="string">
            <text:p text:style-name="Table_20_Contents">Attaches/Triggers the mousemove ev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mouseout.asp" text:style-name="Internet_20_link" text:visited-style-name="Visited_20_Internet_20_Link">mouseout()</text:a></text:p>
          </table:table-cell>
          <table:table-cell table:style-name="Tabella1.A1" office:value-type="string">
            <text:p text:style-name="Table_20_Contents">Attaches/Triggers the mouseout ev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mouseover.asp" text:style-name="Internet_20_link" text:visited-style-name="Visited_20_Internet_20_Link">mouseover()</text:a></text:p>
          </table:table-cell>
          <table:table-cell table:style-name="Tabella1.A1" office:value-type="string">
            <text:p text:style-name="Table_20_Contents">Attaches/Triggers the mouseover ev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mouseup.asp" text:style-name="Internet_20_link" text:visited-style-name="Visited_20_Internet_20_Link">mouseup()</text:a></text:p>
          </table:table-cell>
          <table:table-cell table:style-name="Tabella1.A1" office:value-type="string">
            <text:p text:style-name="Table_20_Contents">Attaches/Triggers the mouseup ev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off.asp" text:style-name="Internet_20_link" text:visited-style-name="Visited_20_Internet_20_Link">off()</text:a></text:p>
          </table:table-cell>
          <table:table-cell table:style-name="Tabella1.A1" office:value-type="string">
            <text:p text:style-name="Table_20_Contents">Removes event handlers attached with the on() method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on.asp" text:style-name="Internet_20_link" text:visited-style-name="Visited_20_Internet_20_Link">on()</text:a></text:p>
          </table:table-cell>
          <table:table-cell table:style-name="Tabella1.A1" office:value-type="string">
            <text:p text:style-name="Table_20_Contents">Attaches event handlers to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one.asp" text:style-name="Internet_20_link" text:visited-style-name="Visited_20_Internet_20_Link">one()</text:a></text:p>
          </table:table-cell>
          <table:table-cell table:style-name="Tabella1.A1" office:value-type="string">
            <text:p text:style-name="Table_20_Contents">Adds one or more event handlers to selected elements. This handler can only be triggered once per elem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proxy.asp" text:style-name="Internet_20_link" text:visited-style-name="Visited_20_Internet_20_Link">$.proxy()</text:a></text:p>
          </table:table-cell>
          <table:table-cell table:style-name="Tabella1.A1" office:value-type="string">
            <text:p text:style-name="Table_20_Contents">Takes an existing function and returns a new one with a particular contex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ready.asp" text:style-name="Internet_20_link" text:visited-style-name="Visited_20_Internet_20_Link">ready()</text:a></text:p>
          </table:table-cell>
          <table:table-cell table:style-name="Tabella1.A1" office:value-type="string">
            <text:p text:style-name="Table_20_Contents">Specifies a function to execute when the DOM is fully loaded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resize.asp" text:style-name="Internet_20_link" text:visited-style-name="Visited_20_Internet_20_Link">resize()</text:a></text:p>
          </table:table-cell>
          <table:table-cell table:style-name="Tabella1.A1" office:value-type="string">
            <text:p text:style-name="Table_20_Contents">Attaches/Triggers the resize ev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scroll.asp" text:style-name="Internet_20_link" text:visited-style-name="Visited_20_Internet_20_Link">scroll()</text:a></text:p>
          </table:table-cell>
          <table:table-cell table:style-name="Tabella1.A1" office:value-type="string">
            <text:p text:style-name="Table_20_Contents">Attaches/Triggers the scroll ev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select.asp" text:style-name="Internet_20_link" text:visited-style-name="Visited_20_Internet_20_Link">select()</text:a></text:p>
          </table:table-cell>
          <table:table-cell table:style-name="Tabella1.A1" office:value-type="string">
            <text:p text:style-name="Table_20_Contents">Attaches/Triggers the select ev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submit.asp" text:style-name="Internet_20_link" text:visited-style-name="Visited_20_Internet_20_Link">submit()</text:a></text:p>
          </table:table-cell>
          <table:table-cell table:style-name="Tabella1.A1" office:value-type="string">
            <text:p text:style-name="Table_20_Contents">Attaches/Triggers the submit ev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toggle.asp" text:style-name="Internet_20_link" text:visited-style-name="Visited_20_Internet_20_Link">toggle()</text:a></text:p>
          </table:table-cell>
          <table:table-cell table:style-name="Tabella1.A1" office:value-type="string">
            <text:p text:style-name="Table_20_Contents">Removed in version 1.9. Attaches two or more functions to toggle between for the click ev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trigger.asp" text:style-name="Internet_20_link" text:visited-style-name="Visited_20_Internet_20_Link">trigger()</text:a></text:p>
          </table:table-cell>
          <table:table-cell table:style-name="Tabella1.A1" office:value-type="string">
            <text:p text:style-name="Table_20_Contents">Triggers all events bound to the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triggerhandler.asp" text:style-name="Internet_20_link" text:visited-style-name="Visited_20_Internet_20_Link">triggerHandler()</text:a></text:p>
          </table:table-cell>
          <table:table-cell table:style-name="Tabella1.A1" office:value-type="string">
            <text:p text:style-name="Table_20_Contents">Triggers all functions bound to a specified event for the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unbind.asp" text:style-name="Internet_20_link" text:visited-style-name="Visited_20_Internet_20_Link">unbind()</text:a></text:p>
          </table:table-cell>
          <table:table-cell table:style-name="Tabella1.A1" office:value-type="string">
            <text:p text:style-name="Table_20_Contents">Deprecated in version 3.0. Use the <text:a xlink:type="simple" xlink:href="https://www.w3schools.com/jquery/event_off.asp" text:style-name="Internet_20_link" text:visited-style-name="Visited_20_Internet_20_Link">off()</text:a> method instead. Removes an added event handler from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undelegate.asp" text:style-name="Internet_20_link" text:visited-style-name="Visited_20_Internet_20_Link">undelegate()</text:a></text:p>
          </table:table-cell>
          <table:table-cell table:style-name="Tabella1.A1" office:value-type="string">
            <text:p text:style-name="Table_20_Contents">Deprecated in version 3.0. Use the <text:a xlink:type="simple" xlink:href="https://www.w3schools.com/jquery/event_off.asp" text:style-name="Internet_20_link" text:visited-style-name="Visited_20_Internet_20_Link">off()</text:a> method instead. Removes an event handler to selected elements, now or in the future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event_unload.asp" text:style-name="Internet_20_link" text:visited-style-name="Visited_20_Internet_20_Link">unload()</text:a></text:p>
          </table:table-cell>
          <table:table-cell table:style-name="Tabella1.A1" office:value-type="string">
            <text:p text:style-name="Table_20_Contents">Removed in version 3.0. Use the <text:a xlink:type="simple" xlink:href="https://www.w3schools.com/jquery/event_on.asp" text:style-name="Internet_20_link" text:visited-style-name="Visited_20_Internet_20_Link">on()</text:a> or <text:a xlink:type="simple" xlink:href="https://www.w3schools.com/jquery/event_trigger.asp" text:style-name="Internet_20_link" text:visited-style-name="Visited_20_Internet_20_Link">trigger()</text:a> method instead. Attaches an event handler to the unload eve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8:47:01.400000000</meta:creation-date>
    <dc:date>2023-01-20T18:49:53.585000000</dc:date>
    <meta:editing-duration>PT2M52S</meta:editing-duration>
    <meta:editing-cycles>1</meta:editing-cycles>
    <meta:document-statistic meta:table-count="1" meta:image-count="0" meta:object-count="0" meta:page-count="2" meta:paragraph-count="117" meta:word-count="590" meta:character-count="4177" meta:non-whitespace-character-count="3704"/>
    <meta:generator>LibreOffice/7.4.1.2$Windows_X86_64 LibreOffice_project/3c58a8f3a960df8bc8fd77b461821e42c061c5f0</meta:generator>
  </office:meta>
</office:document-meta>
</file>